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8.69cm" svg:height="7.593cm" draw:transform="rotate (-0.40613811693908) translate (4.29990820041509cm 2.1742426742626cm)" svg:viewBox="0 0 8691 7594" svg:d="M0 746c1423 48 2804-257 4168-624 1076-289 2504-116 2725 1086 147 800 1164 1558 247 2384-657 592-1376 1259-2647 905-1277-355-1219-1413-1637-2176-449-821 2264-2888 271-817-361 375-3724 1592-1236 2555 903 349 1499 745 2285 1509 708 689-168 3203 1522 1369 579-628 1300-1145 2130-1383l788-339 75-1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0:48:06.755323733</meta:creation-date>
    <dc:date>2016-04-14T10:49:37.076580300</dc:date>
    <meta:editing-duration>P0D</meta:editing-duration>
    <meta:editing-cycles>1</meta:editing-cycles>
    <meta:generator>LibreOffice/4.2.8.2$Linux_x86 LibreOffice_project/420m0$Build-2</meta:generator>
    <meta:document-statistic meta:object-count="1"/>
  </office:meta>
</office:document-meta>
</file>